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cm" svg:stroke-color="#0098cc" draw:marker-start-width="0.243cm" draw:marker-start-center="false" draw:marker-end-width="0.243cm" draw:marker-end-center="false" draw:fill="none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4102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solid" draw:stroke-dash="Dashed_20__28_var_29__20_4103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solid" svg:stroke-width="0.03cm" svg:stroke-color="#000000" draw:marker-start-width="0.243cm" draw:marker-start-center="false" draw:marker-end-width="0.243cm" draw:marker-end-center="false" draw:fill="none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176cm" fo:min-width="0cm" draw:shadow="hidden" draw:shadow-offset-x="0.3cm" draw:shadow-offset-y="0.3cm" draw:shadow-color="#808080"/>
    </style:style>
    <style:style style:name="P1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line draw:style-name="gr1" draw:text-style-name="P1" draw:layer="layout" svg:width="1.599cm" svg:height="1.437cm" svg:x="8.899cm" svg:y="14.094cm" svg:viewBox="0 0 1600 1438" draw:points="1600,1118 1280,1438 320,1438 0,1118 1600,1118 799,1118 799,0 1440,958 799,958">
            <text:p/>
          </draw:polyline>
          <draw:g>
            <draw:line draw:style-name="gr2" draw:text-style-name="P2" draw:layer="layout" svg:x1="10.661cm" svg:y1="15.291cm" svg:x2="10.82cm" svg:y2="15.452cm">
              <text:p/>
            </draw:line>
            <draw:line draw:style-name="gr3" draw:text-style-name="P2" draw:layer="layout" svg:x1="10.82cm" svg:y1="15.291cm" svg:x2="10.661cm" svg:y2="15.452cm">
              <text:p/>
            </draw:line>
          </draw:g>
          <draw:polyline draw:style-name="gr4" draw:text-style-name="P1" draw:layer="layout" svg:width="1.601cm" svg:height="1.432cm" draw:transform="skewX (-0.00122173047639597) rotate (-1.92090937474496) translate (12.5734907775395cm 14.0822189060348cm)" svg:viewBox="0 0 1602 1433" draw:points="1602,1115 1282,1433 324,1432 0,1119 1602,1115 811,1128 799,0 1446,959 803,956">
            <text:p/>
          </draw:polyline>
          <draw:frame draw:style-name="gr5" draw:text-style-name="P4" draw:layer="layout" svg:width="0.722cm" svg:height="0.624cm" svg:x="10.54cm" svg:y="15.433cm">
            <draw:text-box>
              <text:p text:style-name="P3"><text:span text:style-name="T1">C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102" draw:display-name="Dashed (var) 4102" draw:style="rect" draw:dots1="1" draw:dots1-length="0.006cm" draw:dots2="1" draw:dots2-length="0.006cm" draw:distance="0.006cm"/>
    <draw:stroke-dash draw:name="Dashed_20__28_var_29__20_4103" draw:display-name="Dashed (var) 4103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6:24:25.742330885</meta:creation-date>
    <dc:date>2018-04-10T16:24:57.448874626</dc:date>
    <meta:editing-duration>PT32S</meta:editing-duration>
    <meta:editing-cycles>1</meta:editing-cycles>
    <meta:document-statistic meta:object-count="7"/>
    <meta:generator>LibreOffice/6.0.0.3$MacOSX_X86_64 LibreOffice_project/64a0f66915f38c6217de274f0aa8e15618924765</meta:generator>
  </office:meta>
</office:document-meta>
</file>